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04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ip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heuristica</text:p>
          </table:table-cell>
          <table:table-cell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maior_tempo</text:p>
          </table:table-cell>
          <table:table-cell office:value-type="float" office:value="0.008" calcext:value-type="float">
            <text:p>0,008</text:p>
          </table:table-cell>
          <table:table-cell office:value-type="float" office:value="150.688" calcext:value-type="float">
            <text:p>150,688</text:p>
          </table:table-cell>
          <table:table-cell table:formula="of:=[.C3]/[.B3]*100" office:value-type="float" office:value="1883600" calcext:value-type="float">
            <text:p>1883600</text:p>
          </table:table-cell>
        </table:table-row>
        <table:table-row table:style-name="ro1">
          <table:table-cell office:value-type="string" calcext:value-type="string">
            <text:p>media_tempo</text:p>
          </table:table-cell>
          <table:table-cell office:value-type="float" office:value="0.000406" calcext:value-type="float">
            <text:p>0,000406</text:p>
          </table:table-cell>
          <table:table-cell office:value-type="float" office:value="0.089134" calcext:value-type="float">
            <text:p>0,089134</text:p>
          </table:table-cell>
          <table:table-cell table:formula="of:=[.C4]/[.B4]*100" office:value-type="float" office:value="21954.1871921182" calcext:value-type="float">
            <text:p>21954,1871921182</text:p>
          </table:table-cell>
        </table:table-row>
        <table:table-row table:style-name="ro1">
          <table:table-cell office:value-type="string" calcext:value-type="string">
            <text:p>tempo_total</text:p>
          </table:table-cell>
          <table:table-cell office:value-type="float" office:value="19.94" calcext:value-type="float">
            <text:p>19,94</text:p>
          </table:table-cell>
          <table:table-cell office:value-type="float" office:value="4381.004" calcext:value-type="float">
            <text:p>4381,004</text:p>
          </table:table-cell>
          <table:table-cell table:formula="of:=[.C5]/[.B5]*100" office:value-type="float" office:value="21970.9327983952" calcext:value-type="float">
            <text:p>21970,93279839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or_cor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_qnt_passou</text:p>
          </table:table-cell>
          <table:table-cell office:value-type="string" calcext:value-type="string">
            <text:p>6.165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_maior_cor</text:p>
          </table:table-cell>
          <table:table-cell office:value-type="string" calcext:value-type="string">
            <text:p>11.7828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tribuicao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q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84" calcext:value-type="float">
            <text:p>584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934" calcext:value-type="float">
            <text:p>16934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4834" calcext:value-type="float">
            <text:p>24834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215" calcext:value-type="float">
            <text:p>621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51" calcext:value-type="float">
            <text:p>551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S-Extended" style:font-family-asian="FZSongS-Extended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5T01:16:36.805069191</dc:date>
    <meta:editing-duration>PT3H20M40S</meta:editing-duration>
    <meta:editing-cycles>1</meta:editing-cycles>
    <meta:document-statistic meta:table-count="1" meta:cell-count="39" meta:object-count="0"/>
    <meta:generator>LibreOffice/5.2.2.2$Linux_X86_64 LibreOffice_project/20m0$Build-2</meta:generator>
  </office:meta>
</office:document-meta>
</file>